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6cc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3.5cm" svg:x="10.8cm" svg:y="5.1cm">
          <draw:glue-point draw:id="4" svg:x="5cm" svg:y="1.551cm"/>
          <draw:glue-point draw:id="5" svg:x="5cm" svg:y="3.965cm"/>
          <text:p text:style-name="P1">PUMP LOGGER <text:s text:c="29"/>07:40</text:p>
          <text:p text:style-name="P1"/>
          <text:p text:style-name="P1">TANK FULL</text:p>
          <text:p text:style-name="P1">PUMP OF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9.6cm" svg:height="2.95cm" svg:x="1.1cm" svg:y="1.7cm">
          <draw:text-box>
            <text:p>Pump Logger Standby Screens</text:p>
          </draw:text-box>
        </draw:frame>
        <draw:custom-shape draw:style-name="gr1" draw:text-style-name="P1" draw:layer="layout" svg:width="12.7cm" svg:height="3.5cm" svg:x="10.7cm" svg:y="9.1cm">
          <draw:glue-point draw:id="4" svg:x="5cm" svg:y="1.551cm"/>
          <draw:glue-point draw:id="5" svg:x="5cm" svg:y="3.965cm"/>
          <text:p text:style-name="P1">PUMP LOGGER <text:s text:c="29"/>07:40</text:p>
          <text:p text:style-name="P1"><text:s text:c="39"/>REST→ 00h35m</text:p>
          <text:p text:style-name="P1">TANK LOW</text:p>
          <text:p text:style-name="P1">PUMP 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7cm" svg:height="3.5cm" svg:x="10.7cm" svg:y="13cm">
          <draw:glue-point draw:id="4" svg:x="5cm" svg:y="1.551cm"/>
          <draw:glue-point draw:id="5" svg:x="5cm" svg:y="3.965cm"/>
          <text:p text:style-name="P1">PUMP LOGGER <text:s text:c="29"/>07:40</text:p>
          <text:p text:style-name="P1"><text:s text:c="33"/>RESTART→ 01h05m</text:p>
          <text:p text:style-name="P1">TANK LOW</text:p>
          <text:p text:style-name="P1">PUMP OFF (RESTING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7cm" svg:height="3.5cm" svg:x="10.7cm" svg:y="17cm">
          <draw:glue-point draw:id="4" svg:x="5cm" svg:y="1.551cm"/>
          <draw:glue-point draw:id="5" svg:x="5cm" svg:y="3.965cm"/>
          <text:p text:style-name="P1">PUMP LOGGER <text:s text:c="29"/>07:40</text:p>
          <text:p text:style-name="P1"/>
          <text:p text:style-name="P1">TANK LOW</text:p>
          <text:p text:style-name="P1">PUMP OFF (DISABLE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" draw:text-style-name="P1" xml:id="id1" draw:id="id1" draw:layer="layout" svg:width="5.6cm" svg:height="2.9cm" svg:x="1.9cm" svg:y="16.7cm">
          <draw:glue-point draw:id="4" svg:x="5cm" svg:y="1.551cm"/>
          <draw:glue-point draw:id="5" svg:x="5cm" svg:y="3.965cm"/>
          <text:p text:style-name="P1">Main Menu</text:p>
          <text:p text:style-name="P1">- LOGS</text:p>
          <text:p text:style-name="P1">- SETUP PUMP</text:p>
          <text:p text:style-name="P1">- SET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7cm" svg:height="3.3cm" svg:x="11.5cm" svg:y="17cm">
          <draw:glue-point draw:id="4" svg:x="5cm" svg:y="3.666cm"/>
          <draw:glue-point draw:id="5" svg:x="5cm" svg:y="1.666cm"/>
          <draw:glue-point draw:id="6" svg:x="5cm" svg:y="-1.333cm"/>
          <text:p text:style-name="P1">SETUP PUMP</text:p>
          <text:p text:style-name="P1">- SET UP/REST TIMES</text:p>
          <text:p text:style-name="P1">- SET PUMP FRAME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7.5cm" svg:y1="18.599cm" svg:x2="11.5cm" svg:y2="18.65cm" draw:start-shape="id1" draw:start-glue-point="4" draw:end-shape="id2" svg:d="m7500 18599 4000 51" svg:viewBox="0 0 4001 52">
          <text:p/>
        </draw:connector>
        <draw:custom-shape draw:style-name="gr1" draw:text-style-name="P1" xml:id="id3" draw:id="id3" draw:layer="layout" svg:width="6.9cm" svg:height="3.1cm" svg:x="19.5cm" svg:y="15.1cm">
          <draw:glue-point draw:id="4" svg:x="5.004cm" svg:y="0.294cm"/>
          <draw:glue-point draw:id="5" svg:x="5cm" svg:y="2.647cm"/>
          <text:p text:style-name="P1">SET UP/REST TIMES</text:p>
          <text:p text:style-name="P1">UP:01m <text:s text:c="7"/>REST:01m</text:p>
          <text:p text:style-name="P1">- Set UP time</text:p>
          <text:p text:style-name="P1">- Set REST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18.5cm" svg:y1="18.211cm" svg:x2="19.5cm" svg:y2="16.65cm" draw:start-shape="id2" draw:start-glue-point="6" draw:end-shape="id3" svg:d="m18500 18211 1000-1561" svg:viewBox="0 0 1001 1562">
          <text:p/>
        </draw:connector>
        <draw:connector draw:style-name="gr3" draw:text-style-name="P2" draw:layer="layout" draw:type="line" svg:x1="18.5cm" svg:y1="19.199cm" svg:x2="19.4cm" svg:y2="21.15cm" draw:start-shape="id2" draw:start-glue-point="5" draw:end-shape="id4" draw:end-glue-point="3" svg:d="m18500 19199 900 1951" svg:viewBox="0 0 901 1952">
          <text:p/>
        </draw:connector>
        <draw:connector draw:style-name="gr3" draw:text-style-name="P2" draw:layer="layout" draw:type="line" svg:x1="26.4cm" svg:y1="16.741cm" svg:x2="27.9cm" svg:y2="15.7cm" draw:start-shape="id3" draw:start-glue-point="4" draw:end-shape="id5" draw:end-glue-point="3" svg:d="m26400 16741 1500-1041" svg:viewBox="0 0 1501 1042">
          <text:p/>
        </draw:connector>
        <draw:connector draw:style-name="gr3" draw:text-style-name="P2" draw:layer="layout" draw:type="line" svg:x1="26.4cm" svg:y1="17.47cm" svg:x2="27.9cm" svg:y2="17.9cm" draw:start-shape="id3" draw:start-glue-point="5" draw:end-shape="id6" draw:end-glue-point="3" svg:d="m26400 17470 1500 430" svg:viewBox="0 0 1501 431">
          <text:p/>
        </draw:connector>
        <draw:frame draw:style-name="gr2" draw:layer="layout" svg:width="6.4cm" svg:height="2.95cm" svg:x="1.1cm" svg:y="1.7cm">
          <draw:text-box>
            <text:p>Pump Logger Menu</text:p>
          </draw:text-box>
        </draw:frame>
        <draw:custom-shape draw:style-name="gr1" draw:text-style-name="P1" xml:id="id7" draw:id="id7" draw:layer="layout" svg:width="5.1cm" svg:height="3.2cm" svg:x="11.5cm" svg:y="24cm">
          <draw:glue-point draw:id="4" svg:x="5cm" svg:y="3.181cm"/>
          <text:p text:style-name="P1">SET TIME</text:p>
          <text:p text:style-name="P1"><text:s text:c="3"/>07:35</text:p>
          <text:p text:style-name="P1">- Set HOURS</text:p>
          <text:p text:style-name="P1">- Set MINU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7.5cm" svg:y1="19.299cm" svg:x2="11.5cm" svg:y2="25.6cm" draw:start-shape="id1" draw:start-glue-point="5" draw:end-shape="id7" draw:end-glue-point="3" svg:d="m7500 19299 4000 6301" svg:viewBox="0 0 4001 6302">
          <text:p/>
        </draw:connector>
        <draw:custom-shape draw:style-name="gr1" draw:text-style-name="P1" xml:id="id8" draw:id="id8" draw:layer="layout" svg:width="4.4cm" svg:height="1.6cm" svg:x="19cm" svg:y="24.2cm">
          <text:p text:style-name="P1">Set: HOUR</text:p>
          <text:p text:style-name="P1"><text:s/>[07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4.5cm" svg:height="1.6cm" svg:x="19cm" svg:y="26.1cm">
          <text:p text:style-name="P1">Set: MINUTES</text:p>
          <text:p text:style-name="P1"><text:s/>[35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16.6cm" svg:y1="25.6cm" svg:x2="19cm" svg:y2="25cm" draw:start-shape="id7" draw:start-glue-point="1" draw:end-shape="id8" svg:d="m16600 25600 2400-600" svg:viewBox="0 0 2401 601">
          <text:p/>
        </draw:connector>
        <draw:connector draw:style-name="gr3" draw:text-style-name="P2" draw:layer="layout" draw:type="line" svg:x1="16.6cm" svg:y1="26.617cm" svg:x2="19cm" svg:y2="26.9cm" draw:start-shape="id7" draw:start-glue-point="4" draw:end-shape="id9" svg:d="m16600 26617 2400 283" svg:viewBox="0 0 2401 284">
          <text:p/>
        </draw:connector>
        <draw:custom-shape draw:style-name="gr1" draw:text-style-name="P1" xml:id="id5" draw:id="id5" draw:layer="layout" svg:width="5.4cm" svg:height="1.6cm" svg:x="27.9cm" svg:y="14.9cm">
          <text:p text:style-name="P1">Set: UP time [m]</text:p>
          <text:p text:style-name="P1"><text:s/>[01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5.4cm" svg:height="1.6cm" svg:x="27.9cm" svg:y="17.1cm">
          <text:p text:style-name="P1">Set: REST time [m]</text:p>
          <text:p text:style-name="P1"><text:s/>[01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7.2cm" svg:height="3.1cm" svg:x="19.4cm" svg:y="19.6cm">
          <draw:glue-point draw:id="4" svg:x="5.004cm" svg:y="0.294cm"/>
          <draw:glue-point draw:id="5" svg:x="5cm" svg:y="2.647cm"/>
          <text:p text:style-name="P1">SET PUMP FRAME</text:p>
          <text:p text:style-name="P1">START:07h <text:s text:c="7"/>END:19h</text:p>
          <text:p text:style-name="P1">- Set START time</text:p>
          <text:p text:style-name="P1">- Set END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7" draw:id="id17" draw:layer="layout" svg:width="5.7cm" svg:height="1.6cm" svg:x="27.1cm" svg:y="19.8cm">
          <text:p text:style-name="P1">Set: START HOUR</text:p>
          <text:p text:style-name="P1"><text:s/>[07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8" draw:id="id18" draw:layer="layout" svg:width="5.7cm" svg:height="1.6cm" svg:x="27.1cm" svg:y="21.7cm">
          <text:p text:style-name="P1">Set: END HOUR</text:p>
          <text:p text:style-name="P1"><text:s/>[19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5.6cm" svg:height="2.9cm" svg:x="11.6cm" svg:y="4cm">
          <draw:glue-point draw:id="4" svg:x="5cm" svg:y="1.551cm"/>
          <draw:glue-point draw:id="5" svg:x="5cm" svg:y="3.965cm"/>
          <text:p text:style-name="P1">LOGS</text:p>
          <text:p text:style-name="P1">- Intervals</text:p>
          <text:p text:style-name="P1">- Day summaries</text:p>
          <text:p text:style-name="P1">- Remo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6.9cm" svg:height="3.1cm" svg:x="19.1cm" svg:y="1.1cm">
          <draw:glue-point draw:id="4" svg:x="5.004cm" svg:y="0.294cm"/>
          <draw:glue-point draw:id="5" svg:x="5cm" svg:y="2.647cm"/>
          <text:p text:style-name="P1">#00 Mon 04-08-2014</text:p>
          <text:p text:style-name="P1">ON <text:s/>: <text:s/>08:10:00</text:p>
          <text:p text:style-name="P1">OFF: <text:s/>08:15:18</text:p>
          <text:p text:style-name="P1"><text:s text:c="3"/>→ 5m18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6.9cm" svg:height="3.1cm" svg:x="19.2cm" svg:y="4.3cm">
          <draw:glue-point draw:id="4" svg:x="5.004cm" svg:y="0.294cm"/>
          <draw:glue-point draw:id="5" svg:x="5cm" svg:y="2.647cm"/>
          <text:p text:style-name="P1">#00 Monday</text:p>
          <text:p text:style-name="P1"><text:s text:c="5"/>04-08-2014</text:p>
          <text:p text:style-name="P1"/>
          <text:p text:style-name="P1"><text:s text:c="3"/>→ 6h31m20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3" draw:id="id13" draw:layer="layout" svg:width="7.052cm" svg:height="2.9cm" svg:x="19.148cm" svg:y="7.8cm">
          <draw:glue-point draw:id="4" svg:x="5cm" svg:y="1.551cm"/>
          <draw:glue-point draw:id="5" svg:x="5cm" svg:y="3.965cm"/>
          <text:p text:style-name="P1">REMOVE LOGS</text:p>
          <text:p text:style-name="P1">- Older than a day</text:p>
          <text:p text:style-name="P1">- Older than a week</text:p>
          <text:p text:style-name="P1">- 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6.7cm" svg:height="2.9cm" svg:x="27.2cm" svg:y="8.3cm">
          <draw:glue-point draw:id="4" svg:x="5cm" svg:y="1.551cm"/>
          <draw:glue-point draw:id="5" svg:x="5cm" svg:y="3.965cm"/>
          <text:p text:style-name="P1"/>
          <text:p text:style-name="P1">Removing Logs</text:p>
          <text:p text:style-name="P1">older than a day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6" draw:id="id16" draw:layer="layout" svg:width="6.7cm" svg:height="2.9cm" svg:x="27.2cm" svg:y="11.4cm">
          <draw:glue-point draw:id="4" svg:x="5cm" svg:y="1.551cm"/>
          <draw:glue-point draw:id="5" svg:x="5cm" svg:y="3.965cm"/>
          <text:p text:style-name="P1"/>
          <text:p text:style-name="P1">Removing All Logs</text:p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6.7cm" svg:height="2.9cm" svg:x="27.2cm" svg:y="5.1cm">
          <draw:glue-point draw:id="4" svg:x="5cm" svg:y="1.551cm"/>
          <draw:glue-point draw:id="5" svg:x="5cm" svg:y="3.965cm"/>
          <text:p text:style-name="P1"/>
          <text:p text:style-name="P1">Removing Logs</text:p>
          <text:p text:style-name="P1">older than a day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7.5cm" svg:y1="18.15cm" svg:x2="11.6cm" svg:y2="5.45cm" draw:start-shape="id1" draw:start-glue-point="1" draw:end-shape="id10" draw:end-glue-point="3" svg:d="m7500 18150 4100-12700" svg:viewBox="0 0 4101 12701">
          <text:p/>
        </draw:connector>
        <draw:connector draw:style-name="gr3" draw:text-style-name="P2" draw:layer="layout" draw:type="line" svg:x1="17.2cm" svg:y1="5.45cm" svg:x2="19.1cm" svg:y2="2.65cm" draw:start-shape="id10" draw:start-glue-point="1" draw:end-shape="id11" draw:end-glue-point="3" svg:d="m17200 5450 1900-2800" svg:viewBox="0 0 1901 2801">
          <text:p/>
        </draw:connector>
        <draw:connector draw:style-name="gr3" draw:text-style-name="P2" draw:layer="layout" draw:type="line" svg:x1="17.2cm" svg:y1="5.899cm" svg:x2="19.2cm" svg:y2="5.85cm" draw:start-shape="id10" draw:start-glue-point="4" draw:end-shape="id12" draw:end-glue-point="3" svg:d="m17200 5899 2000-49" svg:viewBox="0 0 2001 50">
          <text:p/>
        </draw:connector>
        <draw:connector draw:style-name="gr3" draw:text-style-name="P2" draw:layer="layout" draw:type="line" svg:x1="17.2cm" svg:y1="6.599cm" svg:x2="19.148cm" svg:y2="9.25cm" draw:start-shape="id10" draw:start-glue-point="5" draw:end-shape="id13" draw:end-glue-point="3" svg:d="m17200 6599 1948 2651" svg:viewBox="0 0 1949 2652">
          <text:p/>
        </draw:connector>
        <draw:connector draw:style-name="gr3" draw:text-style-name="P2" draw:layer="layout" draw:type="line" svg:x1="26.2cm" svg:y1="9.25cm" svg:x2="27.2cm" svg:y2="6.55cm" draw:start-shape="id13" draw:start-glue-point="1" draw:end-shape="id14" draw:end-glue-point="3" svg:d="m26200 9250 1000-2700" svg:viewBox="0 0 1001 2701">
          <text:p/>
        </draw:connector>
        <draw:connector draw:style-name="gr3" draw:text-style-name="P2" draw:layer="layout" draw:type="line" svg:x1="26.2cm" svg:y1="9.699cm" svg:x2="27.2cm" svg:y2="9.75cm" draw:start-shape="id13" draw:start-glue-point="4" draw:end-shape="id15" draw:end-glue-point="3" svg:d="m26200 9699 1000 51" svg:viewBox="0 0 1001 52">
          <text:p/>
        </draw:connector>
        <draw:connector draw:style-name="gr3" draw:text-style-name="P2" draw:layer="layout" draw:type="line" svg:x1="26.2cm" svg:y1="10.399cm" svg:x2="27.2cm" svg:y2="12.85cm" draw:start-shape="id13" draw:start-glue-point="5" draw:end-shape="id16" draw:end-glue-point="3" svg:d="m26200 10399 1000 2451" svg:viewBox="0 0 1001 2452">
          <text:p/>
        </draw:connector>
        <draw:connector draw:style-name="gr3" draw:text-style-name="P2" draw:layer="layout" draw:type="line" svg:x1="26.6cm" svg:y1="21.241cm" svg:x2="27.1cm" svg:y2="20.6cm" draw:start-shape="id4" draw:start-glue-point="4" draw:end-shape="id17" draw:end-glue-point="3" svg:d="m26600 21241 500-641" svg:viewBox="0 0 501 642">
          <text:p/>
        </draw:connector>
        <draw:connector draw:style-name="gr3" draw:text-style-name="P2" draw:layer="layout" draw:type="line" svg:x1="26.6cm" svg:y1="21.97cm" svg:x2="27.1cm" svg:y2="22.5cm" draw:start-shape="id4" draw:start-glue-point="5" draw:end-shape="id18" draw:end-glue-point="3" svg:d="m26600 21970 500 530" svg:viewBox="0 0 501 5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7T17:30:06.595613648</meta:creation-date>
    <dc:date>2014-08-05T21:33:17.20</dc:date>
    <meta:editing-duration>PT16M47S</meta:editing-duration>
    <meta:editing-cycles>7</meta:editing-cycles>
    <meta:generator>LibreOffice/4.0.4.2$Windows_x86 LibreOffice_project/9e9821abd0ffdbc09cd8c52eaa574fa09eb08f2</meta:generator>
    <dc:creator>Janus Erasmus</dc:creator>
    <meta:document-statistic meta:object-count="41"/>
  </office:meta>
</office:document-meta>
</file>